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shapes>
          <draw:frame draw:z-index="0" draw:style-name="gr1" draw:text-style-name="P1" svg:width="159.99mm" svg:height="89.99mm" svg:x="405.64mm" svg:y="62.35mm">
            <loext:p draw:notify-on-update-of-ranges="Feuille1.L22:Feuille1.L38 Feuille1.M2:Feuille1.M2 Feuille1.M22:Feuille1.M38 Feuille1.L22:Feuille1.L38 Feuille1.Q2:Feuille1.Q2 Feuille1.Q22:Feuille1.Q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7mm" svg:height="90.05mm" svg:x="419.61mm" svg:y="65.6mm">
            <loext:p draw:notify-on-update-of-ranges="Feuille1.E3:Feuille1.E9 Feuille1.M2:Feuille1.M2 Feuille1.M3:Feuille1.M9 Feuille1.E3:Feuille1.E9 Feuille1.Q2:Feuille1.Q2 Feuille1.Q3:Feuille1.Q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87.58mm" svg:y="63.68mm">
            <loext:p draw:notify-on-update-of-ranges="Feuille1.E10:Feuille1.E16 Feuille1.M2:Feuille1.M2 Feuille1.M10:Feuille1.M16 Feuille1.E10:Feuille1.E16 Feuille1.Q2:Feuille1.Q2 Feuille1.Q10:Feuille1.Q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13"/>
          <table:table-cell table:formula="of:=2*SQRT(2)*[.G10]/(3*[.F10])" office:value-type="float" office:value="0.188561808316413" calcext:value-type="float">
            <text:p>0,18856180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t de l’étude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l théorique</text:p>
          </table:table-cell>
          <table:table-cell office:value-type="string" calcext:value-type="string">
            <text:p>n finite</text:p>
          </table:table-cell>
          <table:table-cell office:value-type="string" calcext:value-type="string">
            <text:p>l théorique finite</text:p>
          </table:table-cell>
          <table:table-cell office:value-type="string" calcext:value-type="string">
            <text:p>nb de doigts</text:p>
          </table:table-cell>
          <table:table-cell office:value-type="string" calcext:value-type="string">
            <text:p>l rée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empsde calcul</text:p>
          </table:table-cell>
        </table:table-row>
        <table:table-row table:style-name="ro1">
          <table:table-cell office:value-type="string" calcext:value-type="string">
            <text:p>étude quantitaive des doigts</text:p>
          </table:table-cell>
          <table:table-cell office:value-type="string" calcext:value-type="string">
            <text:p>petite longueurs d’onde de démarrage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2*PI()*SQRT(2*SQRT(2)*[.G3]/((1-[.E3])*[.F3]*[.D3]))" office:value-type="float" office:value="7.87618870020485" calcext:value-type="float">
            <text:p>7,8761887002</text:p>
          </table:table-cell>
          <table:table-cell office:value-type="float" office:value="0.8" calcext:value-type="float">
            <text:p>0,8</text:p>
          </table:table-cell>
          <table:table-cell table:formula="of:=2*PI()/[.N3]" office:value-type="float" office:value="7.85398163397448" calcext:value-type="float">
            <text:p>7,853981634</text:p>
          </table:table-cell>
          <table:table-cell office:value-type="float" office:value="8.5" calcext:value-type="float">
            <text:p>8,5</text:p>
          </table:table-cell>
          <table:table-cell table:formula="of:=([.J3]*[.K3])/[.P3]" office:value-type="float" office:value="2.35294117647059" calcext:value-type="float">
            <text:p>2,3529411765</text:p>
          </table:table-cell>
          <table:table-cell table:formula="of:=([.Q3]-[.O3])/[.O3]*100" office:value-type="float" office:value="-70.0414224768197" calcext:value-type="float">
            <text:p>-70,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2*PI()*SQRT(2*SQRT(2)*[.G4]/((1-[.E4])*[.F4]*[.D4]))" office:value-type="float" office:value="8.93075853418246" calcext:value-type="float">
            <text:p>8,9307585342</text:p>
          </table:table-cell>
          <table:table-cell office:value-type="float" office:value="0.7" calcext:value-type="float">
            <text:p>0,7</text:p>
          </table:table-cell>
          <table:table-cell table:formula="of:=2*PI()/[.N4]" office:value-type="float" office:value="8.97597901025655" calcext:value-type="float">
            <text:p>8,9759790103</text:p>
          </table:table-cell>
          <table:table-cell office:value-type="float" office:value="6" calcext:value-type="float">
            <text:p>6</text:p>
          </table:table-cell>
          <table:table-cell table:formula="of:=([.J4]*[.K4])/[.P4]" office:value-type="float" office:value="3.33333333333333" calcext:value-type="float">
            <text:p>3,3333333333</text:p>
          </table:table-cell>
          <table:table-cell table:formula="of:=([.Q4]-[.M4])/[.M4]*100" office:value-type="float" office:value="-62.6758094446848" calcext:value-type="float">
            <text:p>-62,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2*PI()*SQRT(2*SQRT(2)*[.G5]/((1-[.E5])*[.F5]*[.D5]))" office:value-type="float" office:value="10.5670160023643" calcext:value-type="float">
            <text:p>10,5670160024</text:p>
          </table:table-cell>
          <table:table-cell office:value-type="float" office:value="0.6" calcext:value-type="float">
            <text:p>0,6</text:p>
          </table:table-cell>
          <table:table-cell table:formula="of:=2*PI()/[.N5]" office:value-type="float" office:value="10.471975511966" calcext:value-type="float">
            <text:p>10,471975512</text:p>
          </table:table-cell>
          <table:table-cell/>
          <table:table-cell table:formula="of:=([.J5]*[.K5])/[.P5]" office:value-type="string" office:string-value="" calcext:value-type="error">
            <text:p>#DIV/0 !</text:p>
          </table:table-cell>
          <table:table-cell table:formula="of:=([.Q5]-[.M5])/[.M5]*100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2*PI()*SQRT(2*SQRT(2)*[.G6]/((1-[.E6])*[.F6]*[.D6]))" office:value-type="float" office:value="8.35395965972956" calcext:value-type="float">
            <text:p>8,3539596597</text:p>
          </table:table-cell>
          <table:table-cell office:value-type="float" office:value="0.75" calcext:value-type="float">
            <text:p>0,75</text:p>
          </table:table-cell>
          <table:table-cell table:formula="of:=2*PI()/[.N6]" office:value-type="float" office:value="8.37758040957278" calcext:value-type="float">
            <text:p>8,3775804096</text:p>
          </table:table-cell>
          <table:table-cell office:value-type="float" office:value="7" calcext:value-type="float">
            <text:p>7</text:p>
          </table:table-cell>
          <table:table-cell table:formula="of:=([.J6]*[.K6])/[.P6]" office:value-type="float" office:value="2.85714285714286" calcext:value-type="float">
            <text:p>2,8571428571</text:p>
          </table:table-cell>
          <table:table-cell table:formula="of:=([.Q6]-[.M6])/[.M6]*100" office:value-type="float" office:value="-65.7989387844931" calcext:value-type="float">
            <text:p>-65,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2*PI()*SQRT(2*SQRT(2)*[.G7]/((1-[.E7])*[.F7]*[.D7]))" office:value-type="float" office:value="9.64632171668827" calcext:value-type="float">
            <text:p>9,6463217167</text:p>
          </table:table-cell>
          <table:table-cell office:value-type="float" office:value="0.65" calcext:value-type="float">
            <text:p>0,65</text:p>
          </table:table-cell>
          <table:table-cell table:formula="of:=2*PI()/[.N7]" office:value-type="float" office:value="9.66643893412244" calcext:value-type="float">
            <text:p>9,6664389341</text:p>
          </table:table-cell>
          <table:table-cell office:value-type="float" office:value="7" calcext:value-type="float">
            <text:p>7</text:p>
          </table:table-cell>
          <table:table-cell table:formula="of:=([.J7]*[.K7])/[.P7]" office:value-type="float" office:value="2.85714285714286" calcext:value-type="float">
            <text:p>2,8571428571</text:p>
          </table:table-cell>
          <table:table-cell table:formula="of:=([.Q7]-[.M7])/[.M7]*100" office:value-type="float" office:value="-70.3810121509843" calcext:value-type="float">
            <text:p>-70,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2*PI()*SQRT(2*SQRT(2)*[.G8]/((1-[.E8])*[.F8]*[.D8]))" office:value-type="float" office:value="10.5670160023643" calcext:value-type="float">
            <text:p>10,5670160024</text:p>
          </table:table-cell>
          <table:table-cell office:value-type="float" office:value="0.6" calcext:value-type="float">
            <text:p>0,6</text:p>
          </table:table-cell>
          <table:table-cell table:formula="of:=2*PI()/[.N8]" office:value-type="float" office:value="10.471975511966" calcext:value-type="float">
            <text:p>10,471975512</text:p>
          </table:table-cell>
          <table:table-cell office:value-type="float" office:value="4" calcext:value-type="float">
            <text:p>4</text:p>
          </table:table-cell>
          <table:table-cell table:formula="of:=([.J8]*[.K8])/[.P8]" office:value-type="float" office:value="5" calcext:value-type="float">
            <text:p>5</text:p>
          </table:table-cell>
          <table:table-cell table:formula="of:=([.Q8]-[.M8])/[.M8]*100" office:value-type="float" office:value="-52.6829523218162" calcext:value-type="float">
            <text:p>-52,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0.8" calcext:value-type="float">
            <text:p>0,8</text:p>
          </table:table-cell>
          <table:table-cell office:value-type="float" office:value="0.6" calcext:value-type="float">
            <text:p>0,6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2*PI()*SQRT(2*SQRT(2)*[.G9]/((1-[.E9])*[.F9]*[.D9]))" office:value-type="float" office:value="11.8142830503073" calcext:value-type="float">
            <text:p>11,8142830503</text:p>
          </table:table-cell>
          <table:table-cell office:value-type="float" office:value="0.525" calcext:value-type="float">
            <text:p>0,525</text:p>
          </table:table-cell>
          <table:table-cell table:formula="of:=2*PI()/[.N9]" office:value-type="float" office:value="11.9679720136754" calcext:value-type="float">
            <text:p>11,9679720137</text:p>
          </table:table-cell>
          <table:table-cell office:value-type="float" office:value="7" calcext:value-type="float">
            <text:p>7</text:p>
          </table:table-cell>
          <table:table-cell table:formula="of:=([.J9]*[.K9])/[.P9]" office:value-type="float" office:value="2.85714285714286" calcext:value-type="float">
            <text:p>2,8571428571</text:p>
          </table:table-cell>
          <table:table-cell table:formula="of:=([.Q9]-[.M9])/[.M9]*100" office:value-type="float" office:value="-75.8161976907388" calcext:value-type="float">
            <text:p>-75,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0.8" calcext:value-type="float">
            <text:p>0,8</text:p>
          </table:table-cell>
          <table:table-cell office:value-type="float" office:value="0.65" calcext:value-type="float">
            <text:p>0,6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10]/((1-[.E10])*[.F10]*[.D10]))" office:value-type="float" office:value="8.93075853418246" calcext:value-type="float">
            <text:p>8,9307585342</text:p>
          </table:table-cell>
          <table:table-cell office:value-type="float" office:value="0.7" calcext:value-type="float">
            <text:p>0,7</text:p>
          </table:table-cell>
          <table:table-cell table:formula="of:=2*PI()/[.N10]" office:value-type="float" office:value="8.97597901025655" calcext:value-type="float">
            <text:p>8,9759790103</text:p>
          </table:table-cell>
          <table:table-cell office:value-type="float" office:value="9" calcext:value-type="float">
            <text:p>9</text:p>
          </table:table-cell>
          <table:table-cell table:formula="of:=([.J10]*[.K10])/[.P10]" office:value-type="float" office:value="6.66666666666667" calcext:value-type="float">
            <text:p>6,6666666667</text:p>
          </table:table-cell>
          <table:table-cell table:formula="of:=([.Q10]-[.M10])/[.M10]*100" office:value-type="float" office:value="-25.3516188893697" calcext:value-type="float">
            <text:p>-25,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11]/((1-[.E11])*[.F11]*[.D11]))" office:value-type="float" office:value="5.90714152515363" calcext:value-type="float">
            <text:p>5,9071415252</text:p>
          </table:table-cell>
          <table:table-cell/>
          <table:table-cell table:formula="of:=2*PI()/[.N11]" office:value-type="string" office:string-value="" calcext:value-type="error">
            <text:p>#DIV/0 !</text:p>
          </table:table-cell>
          <table:table-cell office:value-type="float" office:value="16" calcext:value-type="float">
            <text:p>16</text:p>
          </table:table-cell>
          <table:table-cell table:formula="of:=([.J11]*[.K11])/[.P11]" office:value-type="float" office:value="3.75" calcext:value-type="float">
            <text:p>3,75</text:p>
          </table:table-cell>
          <table:table-cell table:formula="of:=([.Q11]-[.M11])/[.M11]*100" office:value-type="float" office:value="-36.5175189381895" calcext:value-type="float">
            <text:p>-36,5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.8" calcext:value-type="float">
            <text:p>0,8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12]/((1-[.E12])*[.F12]*[.D12]))" office:value-type="float" office:value="6.10086953349608" calcext:value-type="float">
            <text:p>6,1008695335</text:p>
          </table:table-cell>
          <table:table-cell/>
          <table:table-cell table:formula="of:=2*PI()/[.N12]" office:value-type="string" office:string-value="" calcext:value-type="error">
            <text:p>#DIV/0 !</text:p>
          </table:table-cell>
          <table:table-cell office:value-type="float" office:value="15" calcext:value-type="float">
            <text:p>15</text:p>
          </table:table-cell>
          <table:table-cell table:formula="of:=([.J12]*[.K12])/[.P12]" office:value-type="float" office:value="4" calcext:value-type="float">
            <text:p>4</text:p>
          </table:table-cell>
          <table:table-cell table:formula="of:=([.Q12]-[.M12])/[.M12]*100" office:value-type="float" office:value="-34.4355754857814" calcext:value-type="float">
            <text:p>-34,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13]/((1-[.E13])*[.F13]*[.D13]))" office:value-type="float" office:value="6.31499992066005" calcext:value-type="float">
            <text:p>6,3149999207</text:p>
          </table:table-cell>
          <table:table-cell/>
          <table:table-cell table:formula="of:=2*PI()/[.N13]" office:value-type="string" office:string-value="" calcext:value-type="error">
            <text:p>#DIV/0 !</text:p>
          </table:table-cell>
          <table:table-cell office:value-type="float" office:value="14" calcext:value-type="float">
            <text:p>14</text:p>
          </table:table-cell>
          <table:table-cell table:formula="of:=([.J13]*[.K13])/[.P13]" office:value-type="float" office:value="4.28571428571429" calcext:value-type="float">
            <text:p>4,2857142857</text:p>
          </table:table-cell>
          <table:table-cell table:formula="of:=([.Q13]-[.M13])/[.M13]*100" office:value-type="float" office:value="-32.1343730869543" calcext:value-type="float">
            <text:p>-32,1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14]/((1-[.E14])*[.F14]*[.D14]))" office:value-type="float" office:value="6.82097949937733" calcext:value-type="float">
            <text:p>6,8209794994</text:p>
          </table:table-cell>
          <table:table-cell/>
          <table:table-cell table:formula="of:=2*PI()/[.N14]" office:value-type="string" office:string-value="" calcext:value-type="error">
            <text:p>#DIV/0 !</text:p>
          </table:table-cell>
          <table:table-cell office:value-type="float" office:value="10" calcext:value-type="float">
            <text:p>10</text:p>
          </table:table-cell>
          <table:table-cell table:formula="of:=([.J14]*[.K14])/[.P14]" office:value-type="float" office:value="6" calcext:value-type="float">
            <text:p>6</text:p>
          </table:table-cell>
          <table:table-cell table:formula="of:=([.Q14]-[.M14])/[.M14]*100" office:value-type="float" office:value="-12.0360939283321" calcext:value-type="float">
            <text:p>-12,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0.8" calcext:value-type="float">
            <text:p>0,8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15]/((1-[.E15])*[.F15]*[.D15]))" office:value-type="float" office:value="6.55338512626584" calcext:value-type="float">
            <text:p>6,5533851263</text:p>
          </table:table-cell>
          <table:table-cell/>
          <table:table-cell table:formula="of:=2*PI()/[.N15]" office:value-type="string" office:string-value="" calcext:value-type="error">
            <text:p>#DIV/0 !</text:p>
          </table:table-cell>
          <table:table-cell office:value-type="float" office:value="9.5" calcext:value-type="float">
            <text:p>9,5</text:p>
          </table:table-cell>
          <table:table-cell table:formula="of:=([.J15]*[.K15])/[.P15]" office:value-type="float" office:value="6.31578947368421" calcext:value-type="float">
            <text:p>6,3157894737</text:p>
          </table:table-cell>
          <table:table-cell table:formula="of:=([.Q15]-[.M15])/[.M15]*100" office:value-type="float" office:value="-3.62554081598763" calcext:value-type="float">
            <text:p>-3,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2*PI()*SQRT(2*SQRT(2)*[.G16]/((1-[.E16])*[.F16]*[.D16]))" office:value-type="float" office:value="6.31499992066005" calcext:value-type="float">
            <text:p>6,3149999207</text:p>
          </table:table-cell>
          <table:table-cell/>
          <table:table-cell table:formula="of:=2*PI()/[.N16]" office:value-type="string" office:string-value="" calcext:value-type="error">
            <text:p>#DIV/0 !</text:p>
          </table:table-cell>
          <table:table-cell office:value-type="float" office:value="11" calcext:value-type="float">
            <text:p>11</text:p>
          </table:table-cell>
          <table:table-cell table:formula="of:=([.J16]*[.K16])/[.P16]" office:value-type="float" office:value="5.45454545454545" calcext:value-type="float">
            <text:p>5,4545454545</text:p>
          </table:table-cell>
          <table:table-cell table:formula="of:=([.Q16]-[.M16])/[.M16]*100" office:value-type="float" office:value="-13.6255657470327" calcext:value-type="float">
            <text:p>-13,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mplitude-temps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étude quantitaive des doigts</text:p>
          </table:table-cell>
          <table:table-cell office:value-type="string" calcext:value-type="string">
            <text:p>avec alpha</text:p>
          </table:table-cell>
          <table:table-cell office:value-type="float" office:value="126" calcext:value-type="float">
            <text:p>12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,1</text:p>
          </table:table-cell>
          <table:table-cell table:formula="of:=2*PI()*SQRT(2*SQRT(2)*[.G22]/([.L22]*[.F22]*[.D22]))" office:value-type="float" office:value="16.7079193194591" calcext:value-type="float">
            <text:p>16,707919319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22]*[.K22])/[.P22]" office:value-type="float" office:value="6.66666666666667" calcext:value-type="float">
            <text:p>6,6666666667</text:p>
          </table:table-cell>
          <table:table-cell table:formula="of:=([.Q22]-[.M22])/[.M22]*100" office:value-type="float" office:value="-60.098761915242" calcext:value-type="float">
            <text:p>-60,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15" calcext:value-type="float">
            <text:p>0,15</text:p>
          </table:table-cell>
          <table:table-cell table:formula="of:=2*PI()*SQRT(2*SQRT(2)*[.G23]/([.L23]*[.F23]*[.D23]))" office:value-type="float" office:value="13.6419589987547" calcext:value-type="float">
            <text:p>13,64195899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([.J23]*[.K23])/[.P23]" office:value-type="float" office:value="8.57142857142857" calcext:value-type="float">
            <text:p>8,5714285714</text:p>
          </table:table-cell>
          <table:table-cell table:formula="of:=([.Q23]-[.M23])/[.M23]*100" office:value-type="float" office:value="-37.1686385202372" calcext:value-type="float">
            <text:p>-37,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2" calcext:value-type="float">
            <text:p>0,2</text:p>
          </table:table-cell>
          <table:table-cell table:formula="of:=2*PI()*SQRT(2*SQRT(2)*[.G24]/([.L24]*[.F24]*[.D24]))" office:value-type="float" office:value="11.8142830503073" calcext:value-type="float">
            <text:p>11,81428305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J24]*[.K24])/[.P24]" office:value-type="float" office:value="12" calcext:value-type="float">
            <text:p>12</text:p>
          </table:table-cell>
          <table:table-cell table:formula="of:=([.Q24]-[.M24])/[.M24]*100" office:value-type="float" office:value="1.57196969889682" calcext:value-type="float">
            <text:p>1,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25" calcext:value-type="float">
            <text:p>0,25</text:p>
          </table:table-cell>
          <table:table-cell table:formula="of:=2*PI()*SQRT(2*SQRT(2)*[.G25]/([.L25]*[.F25]*[.D25]))" office:value-type="float" office:value="10.5670160023643" calcext:value-type="float">
            <text:p>10,5670160024</text:p>
          </table:table-cell>
          <table:table-cell table:number-columns-repeated="2"/>
          <table:table-cell office:value-type="float" office:value="5.5" calcext:value-type="float">
            <text:p>5,5</text:p>
          </table:table-cell>
          <table:table-cell table:formula="of:=([.J25]*[.K25])/[.P25]" office:value-type="float" office:value="10.9090909090909" calcext:value-type="float">
            <text:p>10,9090909091</text:p>
          </table:table-cell>
          <table:table-cell table:formula="of:=([.Q25]-[.M25])/[.M25]*100" office:value-type="float" office:value="3.23719493421913" calcext:value-type="float">
            <text:p>3,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5" calcext:value-type="float">
            <text:p>0,5</text:p>
          </table:table-cell>
          <table:table-cell table:formula="of:=2*PI()*SQRT(2*SQRT(2)*[.G26]/([.L26]*[.F26]*[.D26]))" office:value-type="float" office:value="7.47200867217852" calcext:value-type="float">
            <text:p>7,47200867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J26]*[.K26])/[.P26]" office:value-type="float" office:value="7.5" calcext:value-type="float">
            <text:p>7,5</text:p>
          </table:table-cell>
          <table:table-cell table:formula="of:=([.Q26]-[.M26])/[.M26]*100" office:value-type="float" office:value="0.374615836912799" calcext:value-type="float">
            <text:p>0,3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6" calcext:value-type="float">
            <text:p>0,6</text:p>
          </table:table-cell>
          <table:table-cell table:formula="of:=2*PI()*SQRT(2*SQRT(2)*[.G27]/([.L27]*[.F27]*[.D27]))" office:value-type="float" office:value="6.82097949937733" calcext:value-type="float">
            <text:p>6,820979499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27]*[.K27])/[.P27]" office:value-type="float" office:value="6.66666666666667" calcext:value-type="float">
            <text:p>6,6666666667</text:p>
          </table:table-cell>
          <table:table-cell table:formula="of:=([.Q27]-[.M27])/[.M27]*100" office:value-type="float" office:value="-2.26232658703569" calcext:value-type="float">
            <text:p>-2,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7" calcext:value-type="float">
            <text:p>0,7</text:p>
          </table:table-cell>
          <table:table-cell table:formula="of:=2*PI()*SQRT(2*SQRT(2)*[.G28]/([.L28]*[.F28]*[.D28]))" office:value-type="float" office:value="6.31499992066005" calcext:value-type="float">
            <text:p>6,314999920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J28]*[.K28])/[.P28]" office:value-type="float" office:value="7.5" calcext:value-type="float">
            <text:p>7,5</text:p>
          </table:table-cell>
          <table:table-cell table:formula="of:=([.Q28]-[.M28])/[.M28]*100" office:value-type="float" office:value="18.7648470978301" calcext:value-type="float">
            <text:p>18,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8" calcext:value-type="float">
            <text:p>0,8</text:p>
          </table:table-cell>
          <table:table-cell table:formula="of:=2*PI()*SQRT(2*SQRT(2)*[.G29]/([.L29]*[.F29]*[.D29]))" office:value-type="float" office:value="5.90714152515363" calcext:value-type="float">
            <text:p>5,907141525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J29]*[.K29])/[.P29]" office:value-type="float" office:value="6" calcext:value-type="float">
            <text:p>6</text:p>
          </table:table-cell>
          <table:table-cell table:formula="of:=([.Q29]-[.M29])/[.M29]*100" office:value-type="float" office:value="1.57196969889682" calcext:value-type="float">
            <text:p>1,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9" calcext:value-type="float">
            <text:p>0,9</text:p>
          </table:table-cell>
          <table:table-cell table:formula="of:=2*PI()*SQRT(2*SQRT(2)*[.G30]/([.L30]*[.F30]*[.D30]))" office:value-type="float" office:value="5.56930643981971" calcext:value-type="float">
            <text:p>5,569306439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J30]*[.K30])/[.P30]" office:value-type="float" office:value="6" calcext:value-type="float">
            <text:p>6</text:p>
          </table:table-cell>
          <table:table-cell table:formula="of:=([.Q30]-[.M30])/[.M30]*100" office:value-type="float" office:value="7.7333428288467" calcext:value-type="float">
            <text:p>7,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2*PI()*SQRT(2*SQRT(2)*[.G31]/([.L31]*[.F31]*[.D31]))" office:value-type="float" office:value="5.28350800118212" calcext:value-type="float">
            <text:p>5,28350800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J31]*[.K31])/[.P31]" office:value-type="float" office:value="7.5" calcext:value-type="float">
            <text:p>7,5</text:p>
          </table:table-cell>
          <table:table-cell table:formula="of:=([.Q31]-[.M31])/[.M31]*100" office:value-type="float" office:value="41.9511430345513" calcext:value-type="float">
            <text:p>41,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3" calcext:value-type="float">
            <text:p>0,3</text:p>
          </table:table-cell>
          <table:table-cell table:formula="of:=2*PI()*SQRT(2*SQRT(2)*[.G32]/([.L32]*[.F32]*[.D32]))" office:value-type="float" office:value="9.64632171668827" calcext:value-type="float">
            <text:p>9,64632171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32]*[.K32])/[.P32]" office:value-type="float" office:value="6.66666666666667" calcext:value-type="float">
            <text:p>6,6666666667</text:p>
          </table:table-cell>
          <table:table-cell table:formula="of:=([.Q32]-[.M32])/[.M32]*100" office:value-type="float" office:value="-30.8890283522968" calcext:value-type="float">
            <text:p>-30,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35" calcext:value-type="float">
            <text:p>0,35</text:p>
          </table:table-cell>
          <table:table-cell table:formula="of:=2*PI()*SQRT(2*SQRT(2)*[.G33]/([.L33]*[.F33]*[.D33]))" office:value-type="float" office:value="8.93075853418246" calcext:value-type="float">
            <text:p>8,930758534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33]*[.K33])/[.P33]" office:value-type="float" office:value="6.66666666666667" calcext:value-type="float">
            <text:p>6,6666666667</text:p>
          </table:table-cell>
          <table:table-cell table:formula="of:=([.Q33]-[.M33])/[.M33]*100" office:value-type="float" office:value="-25.3516188893697" calcext:value-type="float">
            <text:p>-25,3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4" calcext:value-type="float">
            <text:p>0,4</text:p>
          </table:table-cell>
          <table:table-cell table:formula="of:=2*PI()*SQRT(2*SQRT(2)*[.G34]/([.L34]*[.F34]*[.D34]))" office:value-type="float" office:value="8.35395965972956" calcext:value-type="float">
            <text:p>8,353959659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34]*[.K34])/[.P34]" office:value-type="float" office:value="6.66666666666667" calcext:value-type="float">
            <text:p>6,6666666667</text:p>
          </table:table-cell>
          <table:table-cell table:formula="of:=([.Q34]-[.M34])/[.M34]*100" office:value-type="float" office:value="-20.1975238304839" calcext:value-type="float">
            <text:p>-20,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45" calcext:value-type="float">
            <text:p>0,45</text:p>
          </table:table-cell>
          <table:table-cell table:formula="of:=2*PI()*SQRT(2*SQRT(2)*[.G35]/([.L35]*[.F35]*[.D35]))" office:value-type="float" office:value="7.87618870020485" calcext:value-type="float">
            <text:p>7,876188700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[.J35]*[.K35])/[.P35]" office:value-type="float" office:value="6" calcext:value-type="float">
            <text:p>6</text:p>
          </table:table-cell>
          <table:table-cell table:formula="of:=([.Q35]-[.M35])/[.M35]*100" office:value-type="float" office:value="-23.8210227258274" calcext:value-type="float">
            <text:p>-23,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55" calcext:value-type="float">
            <text:p>0,55</text:p>
          </table:table-cell>
          <table:table-cell table:formula="of:=2*PI()*SQRT(2*SQRT(2)*[.G36]/([.L36]*[.F36]*[.D36]))" office:value-type="float" office:value="7.12428073544085" calcext:value-type="float">
            <text:p>7,1242807354</text:p>
          </table:table-cell>
          <table:table-cell table:number-columns-repeated="2"/>
          <table:table-cell office:value-type="float" office:value="10.5" calcext:value-type="float">
            <text:p>10,5</text:p>
          </table:table-cell>
          <table:table-cell table:formula="of:=([.J36]*[.K36])/[.P36]" office:value-type="float" office:value="5.71428571428571" calcext:value-type="float">
            <text:p>5,7142857143</text:p>
          </table:table-cell>
          <table:table-cell table:formula="of:=([.Q36]-[.M36])/[.M36]*100" office:value-type="float" office:value="-19.7914017360503" calcext:value-type="float">
            <text:p>-19,7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65" calcext:value-type="float">
            <text:p>0,65</text:p>
          </table:table-cell>
          <table:table-cell table:formula="of:=2*PI()*SQRT(2*SQRT(2)*[.G37]/([.L37]*[.F37]*[.D37]))" office:value-type="float" office:value="6.55338512626584" calcext:value-type="float">
            <text:p>6,553385126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([.J37]*[.K37])/[.P37]" office:value-type="float" office:value="6.66666666666667" calcext:value-type="float">
            <text:p>6,6666666667</text:p>
          </table:table-cell>
          <table:table-cell table:formula="of:=([.Q37]-[.M37])/[.M37]*100" office:value-type="float" office:value="1.7285958053464" calcext:value-type="float">
            <text:p>1,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0.75" calcext:value-type="float">
            <text:p>0,75</text:p>
          </table:table-cell>
          <table:table-cell table:formula="of:=2*PI()*SQRT(2*SQRT(2)*[.G38]/([.L38]*[.F38]*[.D38]))" office:value-type="float" office:value="6.10086953349608" calcext:value-type="float">
            <text:p>6,1008695335</text:p>
          </table:table-cell>
          <table:table-cell table:number-columns-repeated="2"/>
          <table:table-cell office:value-type="float" office:value="8.5" calcext:value-type="float">
            <text:p>8,5</text:p>
          </table:table-cell>
          <table:table-cell table:formula="of:=([.J38]*[.K38])/[.P38]" office:value-type="float" office:value="7.05882352941176" calcext:value-type="float">
            <text:p>7,0588235294</text:p>
          </table:table-cell>
          <table:table-cell table:formula="of:=([.Q38]-[.M38])/[.M38]*100" office:value-type="float" office:value="15.701925613327" calcext:value-type="float">
            <text:p>15,7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ng initial wavelength</text:p>
          </table:table-cell>
          <table:table-cell office:value-type="float" office:value="143" calcext:value-type="float">
            <text:p>143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([.J39]*[.K39])/[.P39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0.8" calcext:value-type="float">
            <text:p>0,8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([.J40]*[.K40])/[.P40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([.J41]*[.K41])/[.P41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0.8" calcext:value-type="float">
            <text:p>0,8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([.J42]*[.K42])/[.P42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([.J43]*[.K43])/[.P43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([.J44]*[.K44])/[.P44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0.8" calcext:value-type="float">
            <text:p>0,8</text:p>
          </table:table-cell>
          <table:table-cell office:value-type="float" office:value="0.65" calcext:value-type="float">
            <text:p>0,6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([.J45]*[.K45])/[.P45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point from 0,5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[.P46]/([.J46]*[.K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0.8" calcext:value-type="float">
            <text:p>0,8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[.P47]/([.J47]*[.K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0.8" calcext:value-type="float">
            <text:p>0,8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formula="of:=[.P48]/([.J48]*[.K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0.8" calcext:value-type="float">
            <text:p>0,8</text:p>
          </table:table-cell>
          <table:table-cell office:value-type="float" office:value="0.35" calcext:value-type="float">
            <text:p>0,3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0.8" calcext:value-type="float">
            <text:p>0,8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0.8" calcext:value-type="float">
            <text:p>0,8</text:p>
          </table:table-cell>
          <table:table-cell office:value-type="float" office:value="0.65" calcext:value-type="float">
            <text:p>0,6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0.8" calcext:value-type="float">
            <text:p>0,8</text:p>
          </table:table-cell>
          <table:table-cell office:value-type="float" office:value="0.65" calcext:value-type="float">
            <text:p>0,65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ittlepsilon</text:p>
          </table:table-cell>
          <table:table-cell/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3" calcext:value-type="float">
            <text:p>0,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5" calcext:value-type="float">
            <text:p>0,5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2" calcext:value-type="float">
            <text:p>0,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4" calcext:value-type="float">
            <text:p>0,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6" calcext:value-type="float">
            <text:p>0,6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.8" calcext:value-type="float">
            <text:p>0,8</text:p>
          </table:table-cell>
          <table:table-cell/>
          <table:table-cell office:value-type="float" office:value="0.125" calcext:value-type="float">
            <text:p>0,125</text:p>
          </table:table-cell>
          <table:table-cell office:value-type="float" office:value="0.2" calcext:value-type="float">
            <text:p>0,2</text:p>
          </table:table-cell>
          <table:table-cell office:value-type="float" office:value="0.05" calcext:value-type="float">
            <text:p>0,05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table:number-columns-repeated="8"/>
        </table:table-row>
        <table:table-row table:style-name="ro1" table:number-rows-repeated="1048516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Feuille1.R1:Feuille1.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7:59:02.337963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5:08:31.743193423</meta:creation-date>
    <dc:date>2017-07-26T18:03:47.604003784</dc:date>
    <meta:editing-duration>PT2H48M48S</meta:editing-duration>
    <meta:editing-cycles>5</meta:editing-cycles>
    <meta:generator>LibreOffice/5.1.6.2$Linux_X86_64 LibreOffice_project/10m0$Build-2</meta:generator>
    <meta:document-statistic meta:table-count="1" meta:cell-count="67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52cm" svg:y="0.316cm" chart:style-name="ch2">
          <text:p>Longueur d'onde en fonction de alpha</text:p>
        </chart:title>
        <chart:legend chart:legend-position="end" svg:x="13.657cm" svg:y="3.952cm" style:legend-expansion="high" chart:style-name="ch3"/>
        <chart:plot-area chart:style-name="ch4" table:cell-range-address="Feuille1.L22:Feuille1.M38 Feuille1.M2:Feuille1.M2 Feuille1.Q2:Feuille1.Q2 Feuille1.Q22:Feuille1.Q38" chart:data-source-has-labels="row" svg:x="1.331cm" svg:y="1.275cm" svg:width="12.006cm" svg:height="6.564cm">
          <chartooo:coordinate-region svg:x="1.767cm" svg:y="1.474cm" svg:width="11.145cm" svg:height="5.718cm"/>
          <chart:axis chart:dimension="x" chart:name="primary-x" chart:style-name="ch5">
            <chart:title svg:x="6.853cm" svg:y="8.019cm" chart:style-name="ch6">
              <text:p>Alpha</text:p>
            </chart:title>
          </chart:axis>
          <chart:axis chart:dimension="y" chart:name="primary-y" chart:style-name="ch5">
            <chart:title svg:x="0.451cm" svg:y="5.845cm" chart:style-name="ch7">
              <text:p>Longueur d'onde</text:p>
            </chart:title>
            <chart:grid chart:style-name="ch8" chart:class="major"/>
          </chart:axis>
          <chart:series chart:style-name="ch9" chart:values-cell-range-address="Feuille1.M22:Feuille1.M38" chart:label-cell-address="Feuille1.M2:Feuille1.M2" chart:class="chart:scatter">
            <chart:domain table:cell-range-address="Feuille1.L22:Feuille1.L38"/>
            <chart:data-point chart:repeated="17"/>
          </chart:series>
          <chart:series chart:style-name="ch10" chart:values-cell-range-address="Feuille1.Q22:Feuille1.Q38" chart:label-cell-address="Feuille1.Q2:Feuille1.Q2" chart:class="chart:scatter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l théorique</text:p>
                <draw:g>
                  <svg:desc>Feuille1.M2:Feuille1.M2</svg:desc>
                </draw:g>
              </table:table-cell>
              <table:table-cell office:value-type="string">
                <text:p>l réel</text:p>
                <draw:g>
                  <svg:desc>Feuille1.Q2:Feuille1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Feuille1.L22:Feuille1.L38</svg:desc>
                </draw:g>
              </table:table-cell>
              <table:table-cell office:value-type="float" office:value="16.7079193194591">
                <text:p>16.7079193194591</text:p>
                <draw:g>
                  <svg:desc>Feuille1.M22:Feuille1.M38</svg:desc>
                </draw:g>
              </table:table-cell>
              <table:table-cell office:value-type="float" office:value="6.66666666666667">
                <text:p>6.66666666666667</text:p>
                <draw:g>
                  <svg:desc>Feuille1.Q22:Feuille1.Q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">
                <text:p>0.15</text:p>
              </table:table-cell>
              <table:table-cell office:value-type="float" office:value="13.6419589987547">
                <text:p>13.6419589987547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11.8142830503073">
                <text:p>11.81428305030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10.5670160023643">
                <text:p>10.5670160023643</text:p>
              </table:table-cell>
              <table:table-cell office:value-type="float" office:value="10.9090909090909">
                <text:p>10.90909090909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7.47200867217852">
                <text:p>7.4720086721785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6.82097949937733">
                <text:p>6.82097949937733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6.31499992066005">
                <text:p>6.3149999206600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5.90714152515363">
                <text:p>5.907141525153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5.56930643981971">
                <text:p>5.569306439819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.28350800118212">
                <text:p>5.2835080011821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9.64632171668827">
                <text:p>9.6463217166882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">
                <text:p>0.35</text:p>
              </table:table-cell>
              <table:table-cell office:value-type="float" office:value="8.93075853418246">
                <text:p>8.9307585341824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8.35395965972956">
                <text:p>8.3539596597295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5">
                <text:p>0.45</text:p>
              </table:table-cell>
              <table:table-cell office:value-type="float" office:value="7.87618870020485">
                <text:p>7.876188700204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">
                <text:p>0.55</text:p>
              </table:table-cell>
              <table:table-cell office:value-type="float" office:value="7.12428073544085">
                <text:p>7.12428073544085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5">
                <text:p>0.65</text:p>
              </table:table-cell>
              <table:table-cell office:value-type="float" office:value="6.55338512626584">
                <text:p>6.55338512626584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5">
                <text:p>0.75</text:p>
              </table:table-cell>
              <table:table-cell office:value-type="float" office:value="6.10086953349608">
                <text:p>6.10086953349608</text:p>
              </table:table-cell>
              <table:table-cell office:value-type="float" office:value="7.05882352941176">
                <text:p>7.05882352941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0.097cm" svg:y="0.316cm" chart:style-name="ch2">
          <text:p>Longueur d'onde en fonction du ratio de viscosité; petite longeuer d'onde initiale</text:p>
        </chart:title>
        <chart:legend chart:legend-position="end" svg:x="13.655cm" svg:y="3.955cm" style:legend-expansion="high" chart:style-name="ch3"/>
        <chart:plot-area chart:style-name="ch4" table:cell-range-address="Feuille1.E3:Feuille1.E9 Feuille1.M2:Feuille1.M9 Feuille1.Q2:Feuille1.Q9" chart:data-source-has-labels="row" svg:x="1.33cm" svg:y="1.275cm" svg:width="12.006cm" svg:height="6.57cm">
          <chartooo:coordinate-region svg:x="1.766cm" svg:y="1.474cm" svg:width="11.145cm" svg:height="5.724cm"/>
          <chart:axis chart:dimension="x" chart:name="primary-x" chart:style-name="ch5">
            <chart:title svg:x="6.006cm" svg:y="8.025cm" chart:style-name="ch6">
              <text:p>Ratio de viscosité</text:p>
            </chart:title>
          </chart:axis>
          <chart:axis chart:dimension="y" chart:name="primary-y" chart:style-name="ch5">
            <chart:title svg:x="0.451cm" svg:y="5.848cm" chart:style-name="ch7">
              <text:p>Longueur d'onde</text:p>
            </chart:title>
            <chart:grid chart:style-name="ch8" chart:class="major"/>
          </chart:axis>
          <chart:series chart:style-name="ch9" chart:values-cell-range-address="Feuille1.M3:Feuille1.M9" chart:label-cell-address="Feuille1.M2:Feuille1.M2" chart:class="chart:scatter">
            <chart:domain table:cell-range-address="Feuille1.E3:Feuille1.E9"/>
            <chart:data-point chart:repeated="7"/>
          </chart:series>
          <chart:series chart:style-name="ch10" chart:values-cell-range-address="Feuille1.Q3:Feuille1.Q9" chart:label-cell-address="Feuille1.Q2:Feuille1.Q2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l théorique</text:p>
                <draw:g>
                  <svg:desc>Feuille1.M2:Feuille1.M2</svg:desc>
                </draw:g>
              </table:table-cell>
              <table:table-cell office:value-type="string">
                <text:p>l réel</text:p>
                <draw:g>
                  <svg:desc>Feuille1.Q2:Feuille1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Feuille1.E3:Feuille1.E9</svg:desc>
                </draw:g>
              </table:table-cell>
              <table:table-cell office:value-type="float" office:value="7.87618870020485">
                <text:p>7.87618870020485</text:p>
                <draw:g>
                  <svg:desc>Feuille1.M3:Feuille1.M9</svg:desc>
                </draw:g>
              </table:table-cell>
              <table:table-cell office:value-type="float" office:value="2.35294117647059">
                <text:p>2.35294117647059</text:p>
                <draw:g>
                  <svg:desc>Feuille1.Q3:Feuille1.Q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8.93075853418246">
                <text:p>8.93075853418246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0.5670160023643">
                <text:p>10.5670160023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8.35395965972956">
                <text:p>8.35395965972956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9.64632171668827">
                <text:p>9.64632171668827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0.5670160023643">
                <text:p>10.5670160023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1.8142830503073">
                <text:p>11.8142830503073</text:p>
              </table:table-cell>
              <table:table-cell office:value-type="float" office:value="2.85714285714286">
                <text:p>2.857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032cm" svg:y="0.316cm" chart:style-name="ch2">
          <text:p>Longueur d'onde en fonction du ratio de viscosité;  petite longueur d'onde initiale</text:p>
        </chart:title>
        <chart:subtitle svg:x="6.938cm" svg:y="1.275cm" chart:style-name="ch3">
          <text:p>epsilon=0,5</text:p>
        </chart:subtitle>
        <chart:legend chart:legend-position="end" svg:x="13.657cm" svg:y="3.952cm" style:legend-expansion="high" chart:style-name="ch4"/>
        <chart:plot-area chart:style-name="ch5" table:cell-range-address="Feuille1.E10:Feuille1.E16 Feuille1.M2:Feuille1.M2 Feuille1.M10:Feuille1.M16 Feuille1.Q2:Feuille1.Q2 Feuille1.Q10:Feuille1.Q16" chart:data-source-has-labels="row" svg:x="1.331cm" svg:y="2.138cm" svg:width="12.006cm" svg:height="5.701cm">
          <chartooo:coordinate-region svg:x="1.767cm" svg:y="2.337cm" svg:width="11.145cm" svg:height="4.855cm"/>
          <chart:axis chart:dimension="x" chart:name="primary-x" chart:style-name="ch6">
            <chart:title svg:x="6.007cm" svg:y="8.019cm" chart:style-name="ch7">
              <text:p>Ratio de viscosité</text:p>
            </chart:title>
          </chart:axis>
          <chart:axis chart:dimension="y" chart:name="primary-y" chart:style-name="ch6">
            <chart:title svg:x="0.451cm" svg:y="6.276cm" chart:style-name="ch8">
              <text:p>Longueur d'onde</text:p>
            </chart:title>
            <chart:grid chart:style-name="ch9" chart:class="major"/>
          </chart:axis>
          <chart:series chart:style-name="ch10" chart:values-cell-range-address="Feuille1.M10:Feuille1.M16" chart:label-cell-address="Feuille1.M2:Feuille1.M2" chart:class="chart:scatter">
            <chart:domain table:cell-range-address="Feuille1.E10:Feuille1.E16"/>
            <chart:data-point chart:repeated="7"/>
          </chart:series>
          <chart:series chart:style-name="ch11" chart:values-cell-range-address="Feuille1.Q10:Feuille1.Q16" chart:label-cell-address="Feuille1.Q2:Feuille1.Q2" chart:class="chart:scatte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l théorique</text:p>
                <draw:g>
                  <svg:desc>Feuille1.M2:Feuille1.M2</svg:desc>
                </draw:g>
              </table:table-cell>
              <table:table-cell office:value-type="string">
                <text:p>l réel</text:p>
                <draw:g>
                  <svg:desc>Feuille1.Q2:Feuille1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">
                <text:p>0.65</text:p>
                <draw:g>
                  <svg:desc>Feuille1.E10:Feuille1.E16</svg:desc>
                </draw:g>
              </table:table-cell>
              <table:table-cell office:value-type="float" office:value="8.93075853418246">
                <text:p>8.93075853418246</text:p>
                <draw:g>
                  <svg:desc>Feuille1.M10:Feuille1.M16</svg:desc>
                </draw:g>
              </table:table-cell>
              <table:table-cell office:value-type="float" office:value="6.66666666666667">
                <text:p>6.66666666666667</text:p>
                <draw:g>
                  <svg:desc>Feuille1.Q10:Feuille1.Q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5.90714152515363">
                <text:p>5.90714152515363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6.10086953349608">
                <text:p>6.100869533496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6.31499992066005">
                <text:p>6.31499992066005</text:p>
              </table:table-cell>
              <table:table-cell office:value-type="float" office:value="4.28571428571429">
                <text:p>4.2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.82097949937733">
                <text:p>6.820979499377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">
                <text:p>0.35</text:p>
              </table:table-cell>
              <table:table-cell office:value-type="float" office:value="6.55338512626584">
                <text:p>6.55338512626584</text:p>
              </table:table-cell>
              <table:table-cell office:value-type="float" office:value="6.31578947368421">
                <text:p>6.315789473684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6.31499992066005">
                <text:p>6.31499992066005</text:p>
              </table:table-cell>
              <table:table-cell office:value-type="float" office:value="5.45454545454545">
                <text:p>5.454545454545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